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D3F00000964770065F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9966cc" draw:marker-end="Small_20_Arrow" draw:stroke-linejoin="bevel" draw:fill-color="#993366" draw:textarea-vertical-align="middle"/>
    </style:style>
    <style:style style:name="gr2" style:family="graphic" style:parent-style-name="standard">
      <style:graphic-properties svg:stroke-color="#339966" draw:fill-color="#66cc99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31.75cm" svg:height="22.86cm" svg:x="-4.715cm" svg:y="2.778cm">
          <text:p/>
        </draw:rect>
        <draw:ellipse draw:style-name="gr2" draw:text-style-name="P1" draw:layer="layout" svg:width="18.828cm" svg:height="19.702cm" svg:x="1.889cm" svg:y="4.104cm">
          <text:p/>
        </draw:ellipse>
        <draw:frame draw:style-name="gr3" draw:text-style-name="P1" draw:layer="layout" svg:width="15.398cm" svg:height="10.795cm" svg:x="3.255cm" svg:y="8.82cm">
          <draw:image xlink:href="Pictures/1000020100000D3F00000964770065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Lott</meta:initial-creator>
    <meta:creation-date>2018-05-22T07:35:58</meta:creation-date>
    <dc:date>2018-05-22T07:50:28</dc:date>
    <dc:creator>Paul Lott</dc:creator>
    <meta:editing-duration>PT14M33S</meta:editing-duration>
    <meta:editing-cycles>2</meta:editing-cycles>
    <meta:generator>OpenOffice/4.1.3$Unix OpenOffice.org_project/413m1$Build-9783</meta:generator>
    <meta:document-statistic meta:object-count="3"/>
  </office:meta>
</office:document-meta>
</file>